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995cm" style:rel-column-width="15401*"/>
    </style:style>
    <style:style style:name="Table1.B" style:family="table-column">
      <style:table-column-properties style:column-width="2.302cm" style:rel-column-width="8873*"/>
    </style:style>
    <style:style style:name="Table1.C" style:family="table-column">
      <style:table-column-properties style:column-width="2.99cm" style:rel-column-width="11525*"/>
    </style:style>
    <style:style style:name="Table1.D" style:family="table-column">
      <style:table-column-properties style:column-width="1.799cm" style:rel-column-width="6935*"/>
    </style:style>
    <style:style style:name="Table1.E" style:family="table-column">
      <style:table-column-properties style:column-width="5.914cm" style:rel-column-width="22801*"/>
    </style:style>
    <style:style style:name="Table1.A1" style:family="table-cell">
      <style:table-cell-properties fo:padding="0.097cm" fo:border-left="0.5pt solid #000000" fo:border-right="none" fo:border-top="0.5pt solid #000000" fo:border-bottom="0.5pt solid #000000"/>
    </style:style>
    <style:style style:name="Table1.E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E2" style:family="table-cell">
      <style:table-cell-properties fo:padding="0.097cm" fo:border-left="0.5pt solid #000000" fo:border-right="0.5pt solid #000000" fo:border-top="none" fo:border-bottom="0.5pt solid #000000"/>
    </style:style>
    <style:style style:name="P1" style:family="paragraph" style:parent-style-name="Standard">
      <style:text-properties style:text-underline-style="solid" style:text-underline-width="auto" style:text-underline-color="font-color" officeooo:rsid="0019d259" officeooo:paragraph-rsid="0019d259"/>
    </style:style>
    <style:style style:name="P2" style:family="paragraph" style:parent-style-name="Standard">
      <style:text-properties style:text-underline-style="none" officeooo:rsid="0019d259" officeooo:paragraph-rsid="0019d259"/>
    </style:style>
    <style:style style:name="P3" style:family="paragraph" style:parent-style-name="Standard">
      <style:text-properties style:text-underline-style="none" officeooo:rsid="003397f1" officeooo:paragraph-rsid="0019f9e0"/>
    </style:style>
    <style:style style:name="P4" style:family="paragraph" style:parent-style-name="Table_20_Contents">
      <style:text-properties fo:font-size="8pt" fo:font-weight="bold" officeooo:rsid="001f941d" officeooo:paragraph-rsid="0019d259" style:font-size-asian="8pt" style:font-weight-asian="bold" style:font-size-complex="8pt" style:font-weight-complex="bold"/>
    </style:style>
    <style:style style:name="P5" style:family="paragraph" style:parent-style-name="Table_20_Contents">
      <style:text-properties fo:font-size="8pt" fo:font-weight="bold" officeooo:rsid="00203061" officeooo:paragraph-rsid="0019d259" style:font-size-asian="8pt" style:font-weight-asian="bold" style:font-size-complex="8pt" style:font-weight-complex="bold"/>
    </style:style>
    <style:style style:name="P6" style:family="paragraph" style:parent-style-name="Table_20_Contents">
      <style:text-properties fo:font-size="8pt" officeooo:rsid="00219d79" officeooo:paragraph-rsid="0019d259" style:font-size-asian="8pt" style:font-size-complex="8pt"/>
    </style:style>
    <style:style style:name="P7" style:family="paragraph" style:parent-style-name="Table_20_Contents">
      <style:text-properties fo:font-size="8pt" officeooo:rsid="00238d69" officeooo:paragraph-rsid="0019d259" style:font-size-asian="8pt" style:font-size-complex="8pt"/>
    </style:style>
    <style:style style:name="P8" style:family="paragraph" style:parent-style-name="Table_20_Contents">
      <style:text-properties fo:font-size="8pt" officeooo:rsid="00258203" officeooo:paragraph-rsid="0019d259" style:font-size-asian="8pt" style:font-size-complex="8pt"/>
    </style:style>
    <style:style style:name="P9" style:family="paragraph" style:parent-style-name="Table_20_Contents">
      <style:text-properties fo:font-size="8pt" officeooo:rsid="0026db17" officeooo:paragraph-rsid="0019d259" style:font-size-asian="8pt" style:font-size-complex="8pt"/>
    </style:style>
    <style:style style:name="P10" style:family="paragraph" style:parent-style-name="Table_20_Contents">
      <style:text-properties fo:font-size="8pt" officeooo:rsid="0028d33d" officeooo:paragraph-rsid="0019d259" style:font-size-asian="8pt" style:font-size-complex="8pt"/>
    </style:style>
    <style:style style:name="P11" style:family="paragraph" style:parent-style-name="Table_20_Contents">
      <style:text-properties fo:font-size="8pt" officeooo:rsid="0029d6a4" officeooo:paragraph-rsid="0019d259" style:font-size-asian="8pt" style:font-size-complex="8pt"/>
    </style:style>
    <style:style style:name="P12" style:family="paragraph" style:parent-style-name="Table_20_Contents">
      <style:text-properties fo:font-size="8pt" officeooo:rsid="0029ec22" officeooo:paragraph-rsid="0019d259" style:font-size-asian="8pt" style:font-size-complex="8pt"/>
    </style:style>
    <style:style style:name="P13" style:family="paragraph" style:parent-style-name="Table_20_Contents">
      <style:text-properties fo:font-size="8pt" officeooo:rsid="002b0c03" officeooo:paragraph-rsid="0019d259" style:font-size-asian="8pt" style:font-size-complex="8pt"/>
    </style:style>
    <style:style style:name="P14" style:family="paragraph" style:parent-style-name="Table_20_Contents">
      <style:text-properties fo:font-size="8pt" officeooo:rsid="002b7aa8" officeooo:paragraph-rsid="0019d259" style:font-size-asian="8pt" style:font-size-complex="8pt"/>
    </style:style>
    <style:style style:name="P15" style:family="paragraph" style:parent-style-name="Table_20_Contents">
      <style:text-properties fo:font-size="8pt" officeooo:rsid="002d6a0a" officeooo:paragraph-rsid="0019d259" style:font-size-asian="8pt" style:font-size-complex="8pt"/>
    </style:style>
    <style:style style:name="P16" style:family="paragraph" style:parent-style-name="Table_20_Contents">
      <style:text-properties fo:font-size="8pt" officeooo:rsid="00309826" officeooo:paragraph-rsid="0019d259" style:font-size-asian="8pt" style:font-size-complex="8pt"/>
    </style:style>
    <style:style style:name="P17" style:family="paragraph" style:parent-style-name="Table_20_Contents">
      <style:text-properties fo:font-size="8pt" officeooo:rsid="0031b13f" officeooo:paragraph-rsid="0019d259" style:font-size-asian="8pt" style:font-size-complex="8pt"/>
    </style:style>
    <style:style style:name="P18" style:family="paragraph" style:parent-style-name="Table_20_Contents">
      <style:text-properties fo:font-size="8pt" officeooo:rsid="00321880" officeooo:paragraph-rsid="0019d259" style:font-size-asian="8pt" style:font-size-complex="8pt"/>
    </style:style>
    <style:style style:name="P19" style:family="paragraph" style:parent-style-name="Table_20_Contents">
      <style:text-properties fo:font-size="8pt" officeooo:rsid="00385d50" officeooo:paragraph-rsid="0019d259" style:font-size-asian="8pt" style:font-size-complex="8pt"/>
    </style:style>
    <style:style style:name="P20" style:family="paragraph" style:parent-style-name="Table_20_Contents">
      <style:text-properties fo:font-size="8pt" officeooo:rsid="003b2676" officeooo:paragraph-rsid="0019d259" style:font-size-asian="8pt" style:font-size-complex="8pt"/>
    </style:style>
    <style:style style:name="P21" style:family="paragraph" style:parent-style-name="Table_20_Contents">
      <style:text-properties fo:font-size="8pt" officeooo:rsid="003c7c5f" officeooo:paragraph-rsid="0019d259" style:font-size-asian="8pt" style:font-size-complex="8pt"/>
    </style:style>
    <style:style style:name="P22" style:family="paragraph" style:parent-style-name="Table_20_Contents">
      <style:text-properties fo:font-size="8pt" officeooo:rsid="003d74d7" officeooo:paragraph-rsid="0019d259" style:font-size-asian="8pt" style:font-size-complex="8pt"/>
    </style:style>
    <style:style style:name="P23" style:family="paragraph" style:parent-style-name="Table_20_Contents">
      <style:text-properties fo:font-size="8pt" officeooo:rsid="003e088e" officeooo:paragraph-rsid="0019d259" style:font-size-asian="8pt" style:font-size-complex="8pt"/>
    </style:style>
    <style:style style:name="P24" style:family="paragraph" style:parent-style-name="Table_20_Contents">
      <style:text-properties fo:font-size="8pt" officeooo:rsid="003e93d9" officeooo:paragraph-rsid="0019d259" style:font-size-asian="8pt" style:font-size-complex="8pt"/>
    </style:style>
    <style:style style:name="P25" style:family="paragraph" style:parent-style-name="Table_20_Contents">
      <style:text-properties fo:font-size="8pt" officeooo:rsid="003f0aae" officeooo:paragraph-rsid="0019d259" style:font-size-asian="8pt" style:font-size-complex="8pt"/>
    </style:style>
    <style:style style:name="P26" style:family="paragraph" style:parent-style-name="Table_20_Contents">
      <style:text-properties fo:font-size="8pt" officeooo:rsid="0040f57e" officeooo:paragraph-rsid="0019d259" style:font-size-asian="8pt" style:font-size-complex="8pt"/>
    </style:style>
    <style:style style:name="P27" style:family="paragraph" style:parent-style-name="Table_20_Contents">
      <style:text-properties fo:font-size="8pt" officeooo:rsid="00423c23" officeooo:paragraph-rsid="0019d259" style:font-size-asian="8pt" style:font-size-complex="8pt"/>
    </style:style>
    <style:style style:name="P28" style:family="paragraph" style:parent-style-name="Table_20_Contents">
      <style:text-properties fo:font-size="8pt" officeooo:rsid="004416e6" officeooo:paragraph-rsid="0019d259" style:font-size-asian="8pt" style:font-size-complex="8pt"/>
    </style:style>
    <style:style style:name="P29" style:family="paragraph" style:parent-style-name="Table_20_Contents">
      <style:text-properties fo:font-size="8pt" officeooo:rsid="004d5231" officeooo:paragraph-rsid="0019d259" style:font-size-asian="8pt" style:font-size-complex="8pt"/>
    </style:style>
    <style:style style:name="P30" style:family="paragraph" style:parent-style-name="Table_20_Contents">
      <style:text-properties fo:font-size="8pt" officeooo:paragraph-rsid="0019d259" style:font-size-asian="8pt" style:font-size-complex="8pt"/>
    </style:style>
    <style:style style:name="P31" style:family="paragraph" style:parent-style-name="Table_20_Contents">
      <style:text-properties fo:color="#1babbd" loext:opacity="100%" fo:font-size="8pt" style:text-underline-style="none" officeooo:rsid="00219d79" officeooo:paragraph-rsid="0019d259" style:font-size-asian="8pt" style:font-size-complex="8pt"/>
    </style:style>
    <style:style style:name="P32" style:family="paragraph" style:parent-style-name="Table_20_Contents">
      <style:text-properties fo:color="#1babbd" loext:opacity="100%" fo:font-size="8pt" style:text-underline-style="none" officeooo:rsid="002b7aa8" officeooo:paragraph-rsid="0019d259" style:font-size-asian="8pt" style:font-size-complex="8pt"/>
    </style:style>
    <style:style style:name="P33" style:family="paragraph" style:parent-style-name="Table_20_Contents">
      <style:text-properties fo:color="#1babbd" loext:opacity="100%" fo:font-size="8pt" style:text-underline-style="none" officeooo:rsid="002d6a0a" officeooo:paragraph-rsid="0019d259" style:font-size-asian="8pt" style:font-size-complex="8pt"/>
    </style:style>
    <style:style style:name="P34" style:family="paragraph" style:parent-style-name="Table_20_Contents">
      <style:text-properties fo:color="#1babbd" loext:opacity="100%" fo:font-size="8pt" style:text-underline-style="none" officeooo:rsid="002f1bc9" officeooo:paragraph-rsid="0019d259" style:font-size-asian="8pt" style:font-size-complex="8pt"/>
    </style:style>
    <style:style style:name="P35" style:family="paragraph" style:parent-style-name="Table_20_Contents">
      <style:text-properties fo:color="#1babbd" loext:opacity="100%" fo:font-size="8pt" style:text-underline-style="none" officeooo:rsid="00319709" officeooo:paragraph-rsid="0019d259" style:font-size-asian="8pt" style:font-size-complex="8pt"/>
    </style:style>
    <style:style style:name="P36" style:family="paragraph" style:parent-style-name="Table_20_Contents">
      <style:text-properties fo:color="#1babbd" loext:opacity="100%" fo:font-size="8pt" officeooo:rsid="003b2676" officeooo:paragraph-rsid="0019d259" style:font-size-asian="8pt" style:font-size-complex="8pt"/>
    </style:style>
    <style:style style:name="P37" style:family="paragraph" style:parent-style-name="Table_20_Contents">
      <style:text-properties fo:color="#1babbd" loext:opacity="100%" fo:font-size="8pt" officeooo:rsid="003c7c5f" officeooo:paragraph-rsid="0019d259" style:font-size-asian="8pt" style:font-size-complex="8pt"/>
    </style:style>
    <style:style style:name="P38" style:family="paragraph" style:parent-style-name="Table_20_Contents">
      <style:text-properties fo:color="#1babbd" loext:opacity="100%" fo:font-size="8pt" officeooo:rsid="003e93d9" officeooo:paragraph-rsid="0019d259" style:font-size-asian="8pt" style:font-size-complex="8pt"/>
    </style:style>
    <style:style style:name="P39" style:family="paragraph" style:parent-style-name="Table_20_Contents">
      <style:text-properties fo:color="#1babbd" loext:opacity="100%" fo:font-size="8pt" officeooo:rsid="0040f57e" officeooo:paragraph-rsid="0019d259" style:font-size-asian="8pt" style:font-size-complex="8pt"/>
    </style:style>
    <style:style style:name="P40" style:family="paragraph" style:parent-style-name="Table_20_Contents">
      <style:text-properties fo:color="#1babbd" loext:opacity="100%" fo:font-size="8pt" officeooo:rsid="0031b13f" officeooo:paragraph-rsid="0019d259" style:font-size-asian="8pt" style:font-size-complex="8pt"/>
    </style:style>
    <style:style style:name="P41" style:family="paragraph" style:parent-style-name="Table_20_Contents">
      <style:text-properties fo:color="#1babbd" loext:opacity="100%" fo:font-size="8pt" officeooo:rsid="00423c23" officeooo:paragraph-rsid="0019d259" style:font-size-asian="8pt" style:font-size-complex="8pt"/>
    </style:style>
    <style:style style:name="P42" style:family="paragraph" style:parent-style-name="Table_20_Contents">
      <style:text-properties fo:color="#1babbd" loext:opacity="100%" fo:font-size="8pt" officeooo:rsid="004416e6" officeooo:paragraph-rsid="0019d259" style:font-size-asian="8pt" style:font-size-complex="8pt"/>
    </style:style>
    <style:style style:name="P43" style:family="paragraph" style:parent-style-name="Table_20_Contents">
      <style:text-properties fo:color="#1babbd" loext:opacity="100%" fo:font-size="8pt" officeooo:rsid="004d5231" officeooo:paragraph-rsid="0019d259" style:font-size-asian="8pt" style:font-size-complex="8pt"/>
    </style:style>
    <style:style style:name="P44" style:family="paragraph" style:parent-style-name="Standard">
      <style:text-properties style:text-underline-style="solid" style:text-underline-width="auto" style:text-underline-color="font-color" officeooo:rsid="001b956b" officeooo:paragraph-rsid="001b956b"/>
    </style:style>
    <style:style style:name="P45" style:family="paragraph" style:parent-style-name="Standard">
      <style:text-properties style:text-underline-style="solid" style:text-underline-width="auto" style:text-underline-color="font-color" officeooo:rsid="0023d903" officeooo:paragraph-rsid="0023d903"/>
    </style:style>
    <style:style style:name="P46" style:family="paragraph" style:parent-style-name="Standard">
      <style:text-properties fo:font-size="10pt" style:text-underline-style="none" officeooo:rsid="001b956b" officeooo:paragraph-rsid="001b956b" style:font-size-asian="10pt" style:font-size-complex="10pt"/>
    </style:style>
    <style:style style:name="P47" style:family="paragraph" style:parent-style-name="Standard">
      <style:text-properties fo:font-size="10pt" style:text-underline-style="none" officeooo:rsid="001b956b" officeooo:paragraph-rsid="001c86cc" style:font-size-asian="10pt" style:font-size-complex="10pt"/>
    </style:style>
    <style:style style:name="P48" style:family="paragraph" style:parent-style-name="Standard">
      <style:text-properties fo:font-size="10pt" style:text-underline-style="none" officeooo:rsid="001d46b1" officeooo:paragraph-rsid="001d46b1" style:font-size-asian="10pt" style:font-size-complex="10pt"/>
    </style:style>
    <style:style style:name="P49" style:family="paragraph" style:parent-style-name="Standard">
      <style:text-properties fo:font-size="10pt" style:text-underline-style="none" officeooo:rsid="001ec80d" officeooo:paragraph-rsid="001ec80d" style:font-size-asian="10pt" style:font-size-complex="10pt"/>
    </style:style>
    <style:style style:name="P50" style:family="paragraph" style:parent-style-name="Standard">
      <style:text-properties fo:font-size="10pt" style:text-underline-style="none" officeooo:rsid="00201cdb" officeooo:paragraph-rsid="00201cdb" style:font-size-asian="10pt" style:font-size-complex="10pt"/>
    </style:style>
    <style:style style:name="P51" style:family="paragraph" style:parent-style-name="Standard">
      <style:text-properties fo:font-size="10pt" style:text-underline-style="none" officeooo:rsid="00201cdb" officeooo:paragraph-rsid="00204703" style:font-size-asian="10pt" style:font-size-complex="10pt"/>
    </style:style>
    <style:style style:name="P52" style:family="paragraph" style:parent-style-name="Standard">
      <style:text-properties fo:font-size="10pt" style:text-underline-style="none" officeooo:rsid="00201cdb" officeooo:paragraph-rsid="002071ca" style:font-size-asian="10pt" style:font-size-complex="10pt"/>
    </style:style>
    <style:style style:name="P53" style:family="paragraph" style:parent-style-name="Standard">
      <style:text-properties fo:font-size="10pt" style:text-underline-style="none" officeooo:rsid="0022d688" officeooo:paragraph-rsid="0022d688" style:font-size-asian="10pt" style:font-size-complex="10pt"/>
    </style:style>
    <style:style style:name="P54" style:family="paragraph" style:parent-style-name="Standard">
      <style:text-properties fo:font-size="10pt" style:text-underline-style="none" officeooo:rsid="00262c9e" officeooo:paragraph-rsid="00262c9e" style:font-size-asian="10pt" style:font-size-complex="10pt"/>
    </style:style>
    <style:style style:name="P55" style:family="paragraph" style:parent-style-name="Standard">
      <style:text-properties fo:font-size="10pt" style:text-underline-style="none" officeooo:rsid="0027ec2f" officeooo:paragraph-rsid="0027ec2f" style:font-size-asian="10pt" style:font-size-complex="10pt"/>
    </style:style>
    <style:style style:name="P56" style:family="paragraph" style:parent-style-name="Standard">
      <style:text-properties fo:font-size="10pt" style:text-underline-style="none" officeooo:rsid="00286077" officeooo:paragraph-rsid="00286077" style:font-size-asian="10pt" style:font-size-complex="10pt"/>
    </style:style>
    <style:style style:name="P57" style:family="paragraph" style:parent-style-name="Standard">
      <style:text-properties fo:font-size="10pt" style:text-underline-style="none" officeooo:rsid="00299667" officeooo:paragraph-rsid="00299667" style:font-size-asian="10pt" style:font-size-complex="10pt"/>
    </style:style>
    <style:style style:name="P58" style:family="paragraph" style:parent-style-name="Standard">
      <style:text-properties fo:font-size="10pt" style:text-underline-style="none" officeooo:rsid="002b80b5" officeooo:paragraph-rsid="002b80b5" style:font-size-asian="10pt" style:font-size-complex="10pt"/>
    </style:style>
    <style:style style:name="P59" style:family="paragraph" style:parent-style-name="Standard">
      <style:text-properties fo:font-size="10pt" style:text-underline-style="none" officeooo:rsid="003796df" officeooo:paragraph-rsid="003796df" style:font-size-asian="10pt" style:font-size-complex="10pt"/>
    </style:style>
    <style:style style:name="P60" style:family="paragraph" style:parent-style-name="Standard">
      <style:text-properties fo:font-size="10pt" style:text-underline-style="none" officeooo:rsid="003a63d8" officeooo:paragraph-rsid="003a63d8" style:font-size-asian="10pt" style:font-size-complex="10pt"/>
    </style:style>
    <style:style style:name="P61" style:family="paragraph" style:parent-style-name="Standard">
      <style:text-properties fo:font-size="10pt" style:text-underline-style="none" officeooo:rsid="002d672d" officeooo:paragraph-rsid="002d672d" style:font-size-asian="8.75pt" style:font-size-complex="10pt"/>
    </style:style>
    <style:style style:name="P62" style:family="paragraph" style:parent-style-name="Standard">
      <style:text-properties fo:font-size="10pt" style:text-underline-style="none" officeooo:rsid="002d672d" officeooo:paragraph-rsid="002efdba" style:font-size-asian="8.75pt" style:font-size-complex="10pt"/>
    </style:style>
    <style:style style:name="P63" style:family="paragraph" style:parent-style-name="Standard">
      <style:text-properties fo:font-size="10pt" style:text-underline-style="none" officeooo:rsid="002efdba" officeooo:paragraph-rsid="002efdba" style:font-size-asian="8.75pt" style:font-size-complex="10pt"/>
    </style:style>
    <style:style style:name="P64" style:family="paragraph" style:parent-style-name="Standard">
      <style:text-properties fo:font-size="10pt" style:text-underline-style="none" officeooo:rsid="0030e695" officeooo:paragraph-rsid="0030e695" style:font-size-asian="8.75pt" style:font-size-complex="10pt"/>
    </style:style>
    <style:style style:name="P65" style:family="paragraph" style:parent-style-name="Standard">
      <style:text-properties fo:font-size="10pt" style:text-underline-style="none" officeooo:rsid="00328bb9" officeooo:paragraph-rsid="00328bb9" style:font-size-asian="8.75pt" style:font-size-complex="10pt"/>
    </style:style>
    <style:style style:name="P66" style:family="paragraph" style:parent-style-name="Standard">
      <style:text-properties fo:font-size="10pt" style:text-underline-style="none" officeooo:rsid="00328bb9" officeooo:paragraph-rsid="003333e4" style:font-size-asian="8.75pt" style:font-size-complex="10pt"/>
    </style:style>
    <style:style style:name="P67" style:family="paragraph" style:parent-style-name="Standard">
      <style:text-properties fo:font-size="10pt" style:text-underline-style="solid" style:text-underline-width="auto" style:text-underline-color="font-color" officeooo:rsid="001b956b" officeooo:paragraph-rsid="001b956b" style:font-size-asian="10pt" style:font-size-complex="10pt"/>
    </style:style>
    <style:style style:name="P68" style:family="paragraph" style:parent-style-name="Standard">
      <style:text-properties fo:font-size="12pt" style:text-underline-style="solid" style:text-underline-width="auto" style:text-underline-color="font-color" officeooo:rsid="0023d903" officeooo:paragraph-rsid="0023d903" style:font-size-asian="12pt" style:font-size-complex="12pt"/>
    </style:style>
    <style:style style:name="P69" style:family="paragraph" style:parent-style-name="Standard">
      <style:text-properties fo:font-size="12pt" style:text-underline-style="solid" style:text-underline-width="auto" style:text-underline-color="font-color" officeooo:rsid="0023d903" officeooo:paragraph-rsid="0023d903" style:font-size-asian="10.5pt" style:font-size-complex="12pt"/>
    </style:style>
    <style:style style:name="P70" style:family="paragraph" style:parent-style-name="Standard">
      <style:text-properties fo:font-size="12pt" style:text-underline-style="solid" style:text-underline-width="auto" style:text-underline-color="font-color" officeooo:rsid="0025bc78" officeooo:paragraph-rsid="0025bc78" style:font-size-asian="10.5pt" style:font-size-complex="12pt"/>
    </style:style>
    <style:style style:name="P71" style:family="paragraph" style:parent-style-name="Standard">
      <style:text-properties fo:font-size="12pt" style:text-underline-style="solid" style:text-underline-width="auto" style:text-underline-color="font-color" officeooo:rsid="0025bc78" officeooo:paragraph-rsid="002c16bc" style:font-size-asian="10.5pt" style:font-size-complex="12pt"/>
    </style:style>
    <style:style style:name="P72" style:family="paragraph" style:parent-style-name="Standard">
      <style:text-properties fo:font-size="12pt" style:text-underline-style="solid" style:text-underline-width="auto" style:text-underline-color="font-color" officeooo:rsid="0034ebdf" officeooo:paragraph-rsid="0034ebdf" style:font-size-asian="10.5pt" style:font-size-complex="12pt"/>
    </style:style>
    <style:style style:name="P73" style:family="paragraph" style:parent-style-name="Standard">
      <style:text-properties fo:color="#00a933" loext:opacity="100%" style:text-underline-style="none" officeooo:rsid="003dcc84" officeooo:paragraph-rsid="003dcc84"/>
    </style:style>
    <style:style style:name="P74" style:family="paragraph" style:parent-style-name="Standard">
      <style:text-properties fo:color="#00a933" loext:opacity="100%" style:text-underline-style="none" officeooo:rsid="003dcc84" officeooo:paragraph-rsid="003df787"/>
    </style:style>
    <style:style style:name="P75" style:family="paragraph" style:parent-style-name="Standard">
      <style:text-properties fo:color="#00a933" loext:opacity="100%" style:text-underline-style="none" officeooo:rsid="003dcc84" officeooo:paragraph-rsid="003fefbd"/>
    </style:style>
    <style:style style:name="T1" style:family="text">
      <style:text-properties officeooo:rsid="002f1bc9"/>
    </style:style>
    <style:style style:name="T2" style:family="text">
      <style:text-properties officeooo:rsid="002b7aa8"/>
    </style:style>
    <style:style style:name="T3" style:family="text">
      <style:text-properties officeooo:rsid="00267e77"/>
    </style:style>
    <style:style style:name="T4" style:family="text">
      <style:text-properties officeooo:rsid="002d6a0a"/>
    </style:style>
    <style:style style:name="T5" style:family="text">
      <style:text-properties officeooo:rsid="0029ec22"/>
    </style:style>
    <style:style style:name="T6" style:family="text">
      <style:text-properties officeooo:rsid="00309826"/>
    </style:style>
    <style:style style:name="T7" style:family="text">
      <style:text-properties officeooo:rsid="00319709"/>
    </style:style>
    <style:style style:name="T8" style:family="text">
      <style:text-properties officeooo:rsid="004d5231"/>
    </style:style>
    <style:style style:name="T9" style:family="text">
      <style:text-properties officeooo:rsid="0039667d"/>
    </style:style>
    <style:style style:name="T10" style:family="text">
      <style:text-properties officeooo:rsid="003b2676"/>
    </style:style>
    <style:style style:name="T11" style:family="text">
      <style:text-properties officeooo:rsid="003f0aae"/>
    </style:style>
    <style:style style:name="T12" style:family="text">
      <style:text-properties officeooo:rsid="0040f57e"/>
    </style:style>
    <style:style style:name="T13" style:family="text">
      <style:text-properties officeooo:rsid="00423c23"/>
    </style:style>
    <style:style style:name="T14" style:family="text">
      <style:text-properties officeooo:rsid="0043dee4"/>
    </style:style>
    <style:style style:name="T15" style:family="text">
      <style:text-properties fo:color="#1babbd" loext:opacity="100%" fo:font-style="normal" officeooo:rsid="0035fa82" style:font-style-asian="normal" style:font-style-complex="normal"/>
    </style:style>
    <style:style style:name="T16" style:family="text">
      <style:text-properties fo:font-style="normal" style:font-style-asian="normal" style:font-style-complex="normal"/>
    </style:style>
    <style:style style:name="T17" style:family="text">
      <style:text-properties fo:font-style="normal" officeooo:rsid="00356ea7" style:font-style-asian="normal" style:font-style-complex="normal"/>
    </style:style>
    <style:style style:name="T18" style:family="text">
      <style:text-properties fo:font-style="normal" officeooo:rsid="0035fa82" style:font-style-asian="normal" style:font-style-complex="normal"/>
    </style:style>
    <style:style style:name="T19" style:family="text">
      <style:text-properties officeooo:rsid="0019f9e0"/>
    </style:style>
    <style:style style:name="T20" style:family="text">
      <style:text-properties officeooo:rsid="001c86cc"/>
    </style:style>
    <style:style style:name="T21" style:family="text">
      <style:text-properties officeooo:rsid="001ec80d"/>
    </style:style>
    <style:style style:name="T22" style:family="text">
      <style:text-properties officeooo:rsid="00201cdb"/>
    </style:style>
    <style:style style:name="T23" style:family="text">
      <style:text-properties officeooo:rsid="0020252d"/>
    </style:style>
    <style:style style:name="T24" style:family="text">
      <style:text-properties officeooo:rsid="00204703"/>
    </style:style>
    <style:style style:name="T25" style:family="text">
      <style:text-properties officeooo:rsid="002071ca"/>
    </style:style>
    <style:style style:name="T26" style:family="text">
      <style:text-properties officeooo:rsid="00210f72"/>
    </style:style>
    <style:style style:name="T27" style:family="text">
      <style:text-properties officeooo:rsid="00262c9e"/>
    </style:style>
    <style:style style:name="T28" style:family="text">
      <style:text-properties officeooo:rsid="0029fafc"/>
    </style:style>
    <style:style style:name="T29" style:family="text">
      <style:text-properties officeooo:rsid="002e4cac"/>
    </style:style>
    <style:style style:name="T30" style:family="text">
      <style:text-properties officeooo:rsid="002efdba"/>
    </style:style>
    <style:style style:name="T31" style:family="text">
      <style:text-properties officeooo:rsid="003333e4"/>
    </style:style>
    <style:style style:name="T32" style:family="text">
      <style:text-properties officeooo:rsid="0035e2df"/>
    </style:style>
    <style:style style:name="T33" style:family="text">
      <style:text-properties officeooo:rsid="0038ae2d"/>
    </style:style>
    <style:style style:name="T34" style:family="text">
      <style:text-properties officeooo:rsid="003b484a"/>
    </style:style>
    <style:style style:name="T35" style:family="text">
      <style:text-properties officeooo:rsid="003df787"/>
    </style:style>
    <style:style style:name="T36" style:family="text">
      <style:text-properties officeooo:rsid="003fefb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rief</text:p>
      <text:p text:style-name="P2">This document assumes that you have read through the Conkit User Documentation or are at least vaguely familiar with the application of the conkit.h header.</text:p>
      <text:p text:style-name="P2"/>
      <text:p text:style-name="P1">List of Definitions <text:span text:style-name="T19">within conkit.h</text:span></text:p>
      <text:p text:style-name="P3"><text:span text:style-name="T16">Items </text:span><text:span text:style-name="T17">wholly </text:span><text:span text:style-name="T16">relevant to the user will have their name </text:span><text:span text:style-name="T18">in </text:span><text:span text:style-name="T15">blue</text:span><text:span text:style-name="T16">:</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4">Name</text:p>
          </table:table-cell>
          <table:table-cell table:style-name="Table1.A1" office:value-type="string">
            <text:p text:style-name="P5">Classification</text:p>
          </table:table-cell>
          <table:table-cell table:style-name="Table1.A1" office:value-type="string">
            <text:p text:style-name="P5">Datatype</text:p>
          </table:table-cell>
          <table:table-cell table:style-name="Table1.A1" office:value-type="string">
            <text:p text:style-name="P5">Platform</text:p>
          </table:table-cell>
          <table:table-cell table:style-name="Table1.E1" office:value-type="string">
            <text:p text:style-name="P5">Description</text:p>
          </table:table-cell>
        </table:table-row>
        <table:table-row>
          <table:table-cell table:style-name="Table1.A2" office:value-type="string">
            <text:p text:style-name="P31">struct ck_console_size</text:p>
          </table:table-cell>
          <table:table-cell table:style-name="Table1.A2" office:value-type="string">
            <text:p text:style-name="P6">struct (datatype)</text:p>
          </table:table-cell>
          <table:table-cell table:style-name="Table1.A2" office:value-type="string">
            <text:p text:style-name="P6"><text:span text:style-name="T1">s</text:span>truct {</text:p>
            <text:p text:style-name="P6"><text:s text:c="4"/>size_t width,</text:p>
            <text:p text:style-name="P6"><text:s text:c="15"/>height;</text:p>
            <text:p text:style-name="P6"><text:s text:c="4"/>_Bool has_changed;</text:p>
            <text:p text:style-name="P6">};</text:p>
          </table:table-cell>
          <table:table-cell table:style-name="Table1.A2" office:value-type="string">
            <text:p text:style-name="P6"><text:span text:style-name="T2">B</text:span>oth</text:p>
          </table:table-cell>
          <table:table-cell table:style-name="Table1.E2" office:value-type="string">
            <text:p text:style-name="P6">Return type of ck_current_console_size(): width = current console width (columns), height = current console height (lines), has_changed = does the width or height differ from last time ck_current_console_size() was invoked?</text:p>
          </table:table-cell>
        </table:table-row>
        <table:table-row>
          <table:table-cell table:style-name="Table1.A2" office:value-type="string">
            <text:p text:style-name="P7">CK_SCREEN_BUFFER_SIZE</text:p>
          </table:table-cell>
          <table:table-cell table:style-name="Table1.A2" office:value-type="string">
            <text:p text:style-name="P7">global</text:p>
          </table:table-cell>
          <table:table-cell table:style-name="Table1.A2" office:value-type="string">
            <text:p text:style-name="P7">size_t</text:p>
          </table:table-cell>
          <table:table-cell table:style-name="Table1.A2" office:value-type="string">
            <text:p text:style-name="P7"><text:span text:style-name="T2">B</text:span>oth</text:p>
          </table:table-cell>
          <table:table-cell table:style-name="Table1.E2" office:value-type="string">
            <text:p text:style-name="P7">Size of CK_SCREEN_BUFFER, in characters</text:p>
          </table:table-cell>
        </table:table-row>
        <table:table-row>
          <table:table-cell table:style-name="Table1.A2" office:value-type="string">
            <text:p text:style-name="P7">CK_SCREEN_BUFFER_END</text:p>
          </table:table-cell>
          <table:table-cell table:style-name="Table1.A2" office:value-type="string">
            <text:p text:style-name="P8">global</text:p>
          </table:table-cell>
          <table:table-cell table:style-name="Table1.A2" office:value-type="string">
            <text:p text:style-name="P8">size_t</text:p>
          </table:table-cell>
          <table:table-cell table:style-name="Table1.A2" office:value-type="string">
            <text:p text:style-name="P8"><text:span text:style-name="T2">B</text:span>oth</text:p>
          </table:table-cell>
          <table:table-cell table:style-name="Table1.E2" office:value-type="string">
            <text:p text:style-name="P8">Index of last character <text:span text:style-name="T3">printed to CK_SCREEN_BUFFER.</text:span></text:p>
          </table:table-cell>
        </table:table-row>
        <table:table-row>
          <table:table-cell table:style-name="Table1.A2" office:value-type="string">
            <text:p text:style-name="P9">CK_SCREEN_BUFFER</text:p>
          </table:table-cell>
          <table:table-cell table:style-name="Table1.A2" office:value-type="string">
            <text:p text:style-name="P9">global</text:p>
          </table:table-cell>
          <table:table-cell table:style-name="Table1.A2" office:value-type="string">
            <text:p text:style-name="P9">char *</text:p>
          </table:table-cell>
          <table:table-cell table:style-name="Table1.A2" office:value-type="string">
            <text:p text:style-name="P9"><text:span text:style-name="T2">B</text:span>oth</text:p>
          </table:table-cell>
          <table:table-cell table:style-name="Table1.E2" office:value-type="string">
            <text:p text:style-name="P9">Buffer to which all printing intended for output should be done, so that it can all be outputted in one go once the drawing process is complete.</text:p>
          </table:table-cell>
        </table:table-row>
        <table:table-row>
          <table:table-cell table:style-name="Table1.A2" office:value-type="string">
            <text:p text:style-name="P10">CK_SEQUENCE_BUFFER</text:p>
          </table:table-cell>
          <table:table-cell table:style-name="Table1.A2" office:value-type="string">
            <text:p text:style-name="P10">global</text:p>
          </table:table-cell>
          <table:table-cell table:style-name="Table1.A2" office:value-type="string">
            <text:p text:style-name="P10">char *</text:p>
          </table:table-cell>
          <table:table-cell table:style-name="Table1.A2" office:value-type="string">
            <text:p text:style-name="P10"><text:span text:style-name="T2">B</text:span>oth</text:p>
          </table:table-cell>
          <table:table-cell table:style-name="Table1.E2" office:value-type="string">
            <text:p text:style-name="P10">Buffer to which strings containing ANSI escape-sequences are written in the non-literal-argument implementations of the sequence-generation functions. Note that because this buffer is shared between all of these functions, successive writes by each of them will overwrite the contents of the buffer. This means that calling these functions for a return value as an argument to a surrounding function-call will result in only the last call’s generated sequence being used as the string for each of the others. literal-argument implementations do not suffer from this issue as they do not use a buffer. To avoid this issue, maybe something like strdup() on the return value of the function would be advisable, should you wish to use them in-sequence.</text:p>
          </table:table-cell>
        </table:table-row>
        <table:table-row>
          <table:table-cell table:style-name="Table1.A2" office:value-type="string">
            <text:p text:style-name="P11">CK_ALLOC_SIZE</text:p>
          </table:table-cell>
          <table:table-cell table:style-name="Table1.A2" office:value-type="string">
            <text:p text:style-name="P11">global constant</text:p>
          </table:table-cell>
          <table:table-cell table:style-name="Table1.A2" office:value-type="string">
            <text:p text:style-name="P11"><text:span text:style-name="T4">M</text:span>acro: <text:span text:style-name="T5">#define </text:span><text:span text:style-name="T4">CK_ALLOC_SIZE</text:span></text:p>
          </table:table-cell>
          <table:table-cell table:style-name="Table1.A2" office:value-type="string">
            <text:p text:style-name="P11"><text:span text:style-name="T2">B</text:span>oth</text:p>
          </table:table-cell>
          <table:table-cell table:style-name="Table1.E2" office:value-type="string">
            <text:p text:style-name="P11">Indicates an amount of chars that buffer sizes will start at and be reallocated by should they need it. Consequently, the larger this size is, the faster your program will be with initial writes to buffers as less reallocation will be required, but the more memory will be used.</text:p>
          </table:table-cell>
        </table:table-row>
        <table:table-row>
          <table:table-cell table:style-name="Table1.A2" office:value-type="string">
            <text:p text:style-name="P12">CK_STD_OUTPUT_HANDLE</text:p>
          </table:table-cell>
          <table:table-cell table:style-name="Table1.A2" office:value-type="string">
            <text:p text:style-name="P12">global</text:p>
          </table:table-cell>
          <table:table-cell table:style-name="Table1.A2" office:value-type="string">
            <text:p text:style-name="P12">HANDLE</text:p>
          </table:table-cell>
          <table:table-cell table:style-name="Table1.A2" office:value-type="string">
            <text:p text:style-name="P12">Windows</text:p>
          </table:table-cell>
          <table:table-cell table:style-name="Table1.E2" office:value-type="string">
            <text:p text:style-name="P13">Handle for Standard Output that is used to enable ANSI escape-sequences and acquire the size of the console.</text:p>
          </table:table-cell>
        </table:table-row>
        <table:table-row>
          <table:table-cell table:style-name="Table1.A2" office:value-type="string">
            <text:p text:style-name="P13">CK_CONSOLE_MODE</text:p>
          </table:table-cell>
          <table:table-cell table:style-name="Table1.A2" office:value-type="string">
            <text:p text:style-name="P13">global</text:p>
          </table:table-cell>
          <table:table-cell table:style-name="Table1.A2" office:value-type="string">
            <text:p text:style-name="P13">DWORD</text:p>
          </table:table-cell>
          <table:table-cell table:style-name="Table1.A2" office:value-type="string">
            <text:p text:style-name="P13">Windows</text:p>
          </table:table-cell>
          <table:table-cell table:style-name="Table1.E2" office:value-type="string">
            <text:p text:style-name="P13">Console mode DWORD for enabling ANSI escape sequences and eventually resetting the modes back to the way they were.</text:p>
          </table:table-cell>
        </table:table-row>
        <table:table-row>
          <table:table-cell table:style-name="Table1.A2" office:value-type="string">
            <text:p text:style-name="P32">sleep<text:span text:style-name="T6">()</text:span></text:p>
          </table:table-cell>
          <table:table-cell table:style-name="Table1.A2" office:value-type="string">
            <text:p text:style-name="P14">function</text:p>
          </table:table-cell>
          <table:table-cell table:style-name="Table1.A2" office:value-type="string">
            <text:p text:style-name="P14"><text:span text:style-name="T4">M</text:span>acro: #define sleep(ms)</text:p>
          </table:table-cell>
          <table:table-cell table:style-name="Table1.A2" office:value-type="string">
            <text:p text:style-name="P14">Both</text:p>
          </table:table-cell>
          <table:table-cell table:style-name="Table1.E2" office:value-type="string">
            <text:p text:style-name="P14">Function to sleep a number of milliseconds, wrapped as sleep(), backending to either usleep() or Sleep() depending on the platform.</text:p>
          </table:table-cell>
        </table:table-row>
        <table:table-row>
          <table:table-cell table:style-name="Table1.A2" office:value-type="string">
            <text:p text:style-name="P33">ck_init<text:span text:style-name="T6">()</text:span></text:p>
          </table:table-cell>
          <table:table-cell table:style-name="Table1.A2" office:value-type="string">
            <text:p text:style-name="P15">function</text:p>
          </table:table-cell>
          <table:table-cell table:style-name="Table1.A2" office:value-type="string">
            <text:p text:style-name="P15">Function: void ck_init(void)</text:p>
          </table:table-cell>
          <table:table-cell table:style-name="Table1.A2" office:value-type="string">
            <text:p text:style-name="P15">Both</text:p>
          </table:table-cell>
          <table:table-cell table:style-name="Table1.E2" office:value-type="string">
            <text:p text:style-name="P15">Initialises Conkit, <text:span text:style-name="T1">allocating memory for buffers and performing implementation-specific tasks and pre-computations.</text:span></text:p>
          </table:table-cell>
        </table:table-row>
        <table:table-row>
          <table:table-cell table:style-name="Table1.A2" office:value-type="string">
            <text:p text:style-name="P34">ck_end<text:span text:style-name="T6">()</text:span></text:p>
          </table:table-cell>
          <table:table-cell table:style-name="Table1.A2" office:value-type="string">
            <text:p text:style-name="P16">function</text:p>
          </table:table-cell>
          <table:table-cell table:style-name="Table1.A2" office:value-type="string">
            <text:p text:style-name="P16">Function: void ck_end(void)</text:p>
          </table:table-cell>
          <table:table-cell table:style-name="Table1.A2" office:value-type="string">
            <text:p text:style-name="P16">Both</text:p>
          </table:table-cell>
          <table:table-cell table:style-name="Table1.E2" office:value-type="string">
            <text:p text:style-name="P16">Frees memory and performs necessary reversions after Conkit is no longer needed.</text:p>
          </table:table-cell>
        </table:table-row>
        <table:table-row>
          <table:table-cell table:style-name="Table1.A2" office:value-type="string">
            <text:p text:style-name="P35">ck_current_console_size()</text:p>
          </table:table-cell>
          <table:table-cell table:style-name="Table1.A2" office:value-type="string">
            <text:p text:style-name="P30">function</text:p>
          </table:table-cell>
          <table:table-cell table:style-name="Table1.A2" office:value-type="string">
            <text:p text:style-name="P30">Function: struct ck_console_size ck_current_console_size(void)</text:p>
          </table:table-cell>
          <table:table-cell table:style-name="Table1.A2" office:value-type="string">
            <text:p text:style-name="P30">Both</text:p>
          </table:table-cell>
          <table:table-cell table:style-name="Table1.E2" office:value-type="string">
            <text:p text:style-name="P30">Returns the current width and height of the console, <text:span text:style-name="T7">measured </text:span>in lines and columns of characters, <text:span text:style-name="T7">and additionally whether these values have changed since the last call to this function was performed.</text:span></text:p>
          </table:table-cell>
        </table:table-row>
        <table:table-row>
          <table:table-cell table:style-name="Table1.A2" office:value-type="string">
            <text:p text:style-name="P17">CK_CONSOLE_SETTS</text:p>
          </table:table-cell>
          <table:table-cell table:style-name="Table1.A2" office:value-type="string">
            <text:p text:style-name="P17">global</text:p>
          </table:table-cell>
          <table:table-cell table:style-name="Table1.A2" office:value-type="string">
            <text:p text:style-name="P17">struct termios</text:p>
          </table:table-cell>
          <table:table-cell table:style-name="Table1.A2" office:value-type="string">
            <text:p text:style-name="P17">Unix-like</text:p>
          </table:table-cell>
          <table:table-cell table:style-name="Table1.E2" office:value-type="string">
            <text:p text:style-name="P17">Non-buffered, non-echoed configuration-attribute for usage by getch() and kbhit() implementations.</text:p>
          </table:table-cell>
        </table:table-row>
        <table:table-row>
          <table:table-cell table:style-name="Table1.A2" office:value-type="string">
            <text:p text:style-name="P17">CK_CONSOLE_ORIG_SETTS</text:p>
          </table:table-cell>
          <table:table-cell table:style-name="Table1.A2" office:value-type="string">
            <text:p text:style-name="P17">global<text:span text:style-name="T8">`</text:span></text:p>
          </table:table-cell>
          <table:table-cell table:style-name="Table1.A2" office:value-type="string">
            <text:p text:style-name="P17">struct termios</text:p>
          </table:table-cell>
          <table:table-cell table:style-name="Table1.A2" office:value-type="string">
            <text:p text:style-name="P17">Unix-like</text:p>
          </table:table-cell>
          <table:table-cell table:style-name="Table1.E2" office:value-type="string">
            <text:p text:style-name="P17">Original configuration-attribute for the console used to restore the existing configuration once usage of the terminal in the </text:p>
            <text:p text:style-name="P17">CK_CONSOLE_SETTS configuration is complete, within the runtime of the getch() and <text:soft-page-break/>kbhit() functions.</text:p>
          </table:table-cell>
        </table:table-row>
        <table:table-row>
          <table:table-cell table:style-name="Table1.A2" office:value-type="string">
            <text:p text:style-name="P18">ck_rgb()</text:p>
          </table:table-cell>
          <table:table-cell table:style-name="Table1.A2" office:value-type="string">
            <text:p text:style-name="P18">function</text:p>
          </table:table-cell>
          <table:table-cell table:style-name="Table1.A2" office:value-type="string">
            <text:p text:style-name="P18">Function: char *ck_rgb(unsigned char where, unsigned char r,</text:p>
            <text:p text:style-name="P18">unsigned char g, unsigned char b)</text:p>
          </table:table-cell>
          <table:table-cell table:style-name="Table1.A2" office:value-type="string">
            <text:p text:style-name="P18">Both</text:p>
          </table:table-cell>
          <table:table-cell table:style-name="Table1.E2" office:value-type="string">
            <text:p text:style-name="P19"><text:span text:style-name="T9">Non-literal-argument s</text:span>equence-generation function for setting terminal to output in a certain (r, g, b) colour.</text:p>
          </table:table-cell>
        </table:table-row>
        <table:table-row>
          <table:table-cell table:style-name="Table1.A2" office:value-type="string">
            <text:p text:style-name="P35">ck_bg_rgb()</text:p>
          </table:table-cell>
          <table:table-cell table:style-name="Table1.A2" office:value-type="string">
            <text:p text:style-name="P17">function</text:p>
          </table:table-cell>
          <table:table-cell table:style-name="Table1.A2" office:value-type="string">
            <text:p text:style-name="P17">Macro: <text:span text:style-name="T10">#define ck_bg_rgb(r, g, b)</text:span></text:p>
          </table:table-cell>
          <table:table-cell table:style-name="Table1.A2" office:value-type="string">
            <text:p text:style-name="P20">Both</text:p>
          </table:table-cell>
          <table:table-cell table:style-name="Table1.E2" office:value-type="string">
            <text:p text:style-name="P20">Non-literal-argument sequence-generation function for setting the terminal background colour to a certain (r, g, b) value.</text:p>
          </table:table-cell>
        </table:table-row>
        <table:table-row>
          <table:table-cell table:style-name="Table1.A2" office:value-type="string">
            <text:p text:style-name="P36">ck_fg_rgb()</text:p>
          </table:table-cell>
          <table:table-cell table:style-name="Table1.A2" office:value-type="string">
            <text:p text:style-name="P20">function</text:p>
          </table:table-cell>
          <table:table-cell table:style-name="Table1.A2" office:value-type="string">
            <text:p text:style-name="P20">Macro: #define ck_bg_rgb(r, g, b)</text:p>
          </table:table-cell>
          <table:table-cell table:style-name="Table1.A2" office:value-type="string">
            <text:p text:style-name="P20">Both</text:p>
          </table:table-cell>
          <table:table-cell table:style-name="Table1.E2" office:value-type="string">
            <text:p text:style-name="P20">Non-literal-argument sequence-generation function for setting the terminal foreground colour to a certain (r, g, b) value.</text:p>
          </table:table-cell>
        </table:table-row>
        <table:table-row>
          <table:table-cell table:style-name="Table1.A2" office:value-type="string">
            <text:p text:style-name="P37">ck_cursor_goto()</text:p>
          </table:table-cell>
          <table:table-cell table:style-name="Table1.A2" office:value-type="string">
            <text:p text:style-name="P21">function</text:p>
          </table:table-cell>
          <table:table-cell table:style-name="Table1.A2" office:value-type="string">
            <text:p text:style-name="P22">Function: char *ck_cursor_goto(size_t x, size_t y)</text:p>
          </table:table-cell>
          <table:table-cell table:style-name="Table1.A2" office:value-type="string">
            <text:p text:style-name="P22">Both</text:p>
          </table:table-cell>
          <table:table-cell table:style-name="Table1.E2" office:value-type="string">
            <text:p text:style-name="P22">Non-literal-argument sequence-generation function for moving the cursor in the console such that it may print at a specified set of co-ordinates (x, y). x is 0-… and goes from left to right, y is 0-… and goes from top to bottom.</text:p>
          </table:table-cell>
        </table:table-row>
        <table:table-row>
          <table:table-cell table:style-name="Table1.A2" office:value-type="string">
            <text:p text:style-name="P23">ck_cursor_move()</text:p>
          </table:table-cell>
          <table:table-cell table:style-name="Table1.A2" office:value-type="string">
            <text:p text:style-name="P17">function</text:p>
          </table:table-cell>
          <table:table-cell table:style-name="Table1.A2" office:value-type="string">
            <text:p text:style-name="P23">Function: char *ck_cursor_move(char where, size_t amount)</text:p>
          </table:table-cell>
          <table:table-cell table:style-name="Table1.A2" office:value-type="string">
            <text:p text:style-name="P23">Both</text:p>
          </table:table-cell>
          <table:table-cell table:style-name="Table1.E2" office:value-type="string">
            <text:p text:style-name="P23">Non-literal-argument sequence-generation function for moving the cursor on the console in a specific direction relative to its current position, by a specified amount.</text:p>
          </table:table-cell>
        </table:table-row>
        <table:table-row>
          <table:table-cell table:style-name="Table1.A2" office:value-type="string">
            <text:p text:style-name="P38">ck_cursor_up()</text:p>
          </table:table-cell>
          <table:table-cell table:style-name="Table1.A2" office:value-type="string">
            <text:p text:style-name="P24">function</text:p>
          </table:table-cell>
          <table:table-cell table:style-name="Table1.A2" office:value-type="string">
            <text:p text:style-name="P24">Macro: #define ck_cursor_up(amount)</text:p>
          </table:table-cell>
          <table:table-cell table:style-name="Table1.A2" office:value-type="string">
            <text:p text:style-name="P24">Both</text:p>
          </table:table-cell>
          <table:table-cell table:style-name="Table1.E2" office:value-type="string">
            <text:p text:style-name="P24">Non-literal-argument sequence-generation function for moving the cursor on the console upward by a specified amount.</text:p>
          </table:table-cell>
        </table:table-row>
        <table:table-row>
          <table:table-cell table:style-name="Table1.A2" office:value-type="string">
            <text:p text:style-name="P38">ck_cursor_<text:span text:style-name="T11">down</text:span>()</text:p>
          </table:table-cell>
          <table:table-cell table:style-name="Table1.A2" office:value-type="string">
            <text:p text:style-name="P25">function</text:p>
          </table:table-cell>
          <table:table-cell table:style-name="Table1.A2" office:value-type="string">
            <text:p text:style-name="P24">Macro: #define ck_cursor_<text:span text:style-name="T11">down</text:span>(amount)</text:p>
          </table:table-cell>
          <table:table-cell table:style-name="Table1.A2" office:value-type="string">
            <text:p text:style-name="P25">Both</text:p>
          </table:table-cell>
          <table:table-cell table:style-name="Table1.E2" office:value-type="string">
            <text:p text:style-name="P24">Non-literal-argument sequence-generation function for moving the cursor on the console downward by a specified amount.</text:p>
          </table:table-cell>
        </table:table-row>
        <table:table-row>
          <table:table-cell table:style-name="Table1.A2" office:value-type="string">
            <text:p text:style-name="P38">ck_cursor_<text:span text:style-name="T11">left</text:span>()</text:p>
          </table:table-cell>
          <table:table-cell table:style-name="Table1.A2" office:value-type="string">
            <text:p text:style-name="P25">function</text:p>
          </table:table-cell>
          <table:table-cell table:style-name="Table1.A2" office:value-type="string">
            <text:p text:style-name="P24">Macro: #define ck_cursor_<text:span text:style-name="T11">left</text:span>(amount)</text:p>
          </table:table-cell>
          <table:table-cell table:style-name="Table1.A2" office:value-type="string">
            <text:p text:style-name="P25">Both</text:p>
          </table:table-cell>
          <table:table-cell table:style-name="Table1.E2" office:value-type="string">
            <text:p text:style-name="P24">Non-literal-argument sequence-generation function for moving the cursor on the console leftward by a specified amount.</text:p>
          </table:table-cell>
        </table:table-row>
        <table:table-row>
          <table:table-cell table:style-name="Table1.A2" office:value-type="string">
            <text:p text:style-name="P38">ck_cursor_<text:span text:style-name="T11">right</text:span>()</text:p>
          </table:table-cell>
          <table:table-cell table:style-name="Table1.A2" office:value-type="string">
            <text:p text:style-name="P25">function</text:p>
          </table:table-cell>
          <table:table-cell table:style-name="Table1.A2" office:value-type="string">
            <text:p text:style-name="P24">Macro: #define ck_cursor_<text:span text:style-name="T11">right(</text:span>amount)</text:p>
          </table:table-cell>
          <table:table-cell table:style-name="Table1.A2" office:value-type="string">
            <text:p text:style-name="P25">Both</text:p>
          </table:table-cell>
          <table:table-cell table:style-name="Table1.E2" office:value-type="string">
            <text:p text:style-name="P24">Non-literal-argument sequence-generation function for moving the cursor on the console rightward by a specified amount.</text:p>
          </table:table-cell>
        </table:table-row>
        <table:table-row>
          <table:table-cell table:style-name="Table1.A2" office:value-type="string">
            <text:p text:style-name="P39">ck_bg_rgb_l()</text:p>
          </table:table-cell>
          <table:table-cell table:style-name="Table1.A2" office:value-type="string">
            <text:p text:style-name="P17">function</text:p>
          </table:table-cell>
          <table:table-cell table:style-name="Table1.A2" office:value-type="string">
            <text:p text:style-name="P17">Macro: #define ck_bg_rgb_l(r, g, b)</text:p>
          </table:table-cell>
          <table:table-cell table:style-name="Table1.A2" office:value-type="string">
            <text:p text:style-name="P17">Both</text:p>
          </table:table-cell>
          <table:table-cell table:style-name="Table1.E2" office:value-type="string">
            <text:p text:style-name="P17">Equivalent of ck_bg_rgb(), but preferable to that if the arguments will be literals, due to less overhead.</text:p>
          </table:table-cell>
        </table:table-row>
        <table:table-row>
          <table:table-cell table:style-name="Table1.A2" office:value-type="string">
            <text:p text:style-name="P40">ck_fg_rgb_l()</text:p>
          </table:table-cell>
          <table:table-cell table:style-name="Table1.A2" office:value-type="string">
            <text:p text:style-name="P17">function</text:p>
          </table:table-cell>
          <table:table-cell table:style-name="Table1.A2" office:value-type="string">
            <text:p text:style-name="P17">Macro: #define ck_<text:span text:style-name="T12">fg</text:span>_rgb_l(r, g, b)</text:p>
          </table:table-cell>
          <table:table-cell table:style-name="Table1.A2" office:value-type="string">
            <text:p text:style-name="P26">Both</text:p>
          </table:table-cell>
          <table:table-cell table:style-name="Table1.E2" office:value-type="string">
            <text:p text:style-name="P17">Equivalent of ck_<text:span text:style-name="T12">fg</text:span>_rgb(), but preferable to that if the arguments will be literals, due to less overhead.</text:p>
          </table:table-cell>
        </table:table-row>
        <table:table-row>
          <table:table-cell table:style-name="Table1.A2" office:value-type="string">
            <text:p text:style-name="P41">ck_cursor_goto_l()</text:p>
          </table:table-cell>
          <table:table-cell table:style-name="Table1.A2" office:value-type="string">
            <text:p text:style-name="P27">function</text:p>
          </table:table-cell>
          <table:table-cell table:style-name="Table1.A2" office:value-type="string">
            <text:p text:style-name="P17">Macro: #define ck_<text:span text:style-name="T13">cursor_goto</text:span>_l(r, g, b)</text:p>
          </table:table-cell>
          <table:table-cell table:style-name="Table1.A2" office:value-type="string">
            <text:p text:style-name="P27">Both</text:p>
          </table:table-cell>
          <table:table-cell table:style-name="Table1.E2" office:value-type="string">
            <text:p text:style-name="P17">Equivalent of ck_<text:span text:style-name="T13">cursor_goto</text:span>(), but preferable to that if the arguments will be literals, due to less overhead.</text:p>
          </table:table-cell>
        </table:table-row>
        <table:table-row>
          <table:table-cell table:style-name="Table1.A2" office:value-type="string">
            <text:p text:style-name="P38">ck_cursor_up<text:span text:style-name="T14">_l</text:span>()</text:p>
          </table:table-cell>
          <table:table-cell table:style-name="Table1.A2" office:value-type="string">
            <text:p text:style-name="P24">function</text:p>
          </table:table-cell>
          <table:table-cell table:style-name="Table1.A2" office:value-type="string">
            <text:p text:style-name="P24">Macro: #define ck_cursor_up<text:span text:style-name="T14">_l</text:span>(amount)</text:p>
          </table:table-cell>
          <table:table-cell table:style-name="Table1.A2" office:value-type="string">
            <text:p text:style-name="P24">Both</text:p>
          </table:table-cell>
          <table:table-cell table:style-name="Table1.E2" office:value-type="string">
            <text:p text:style-name="P17">Equivalent of ck_<text:span text:style-name="T13">cursor_</text:span><text:span text:style-name="T14">up</text:span>(), but preferable to that if the arguments will be literals, due to less overhead.</text:p>
          </table:table-cell>
        </table:table-row>
        <table:table-row>
          <table:table-cell table:style-name="Table1.A2" office:value-type="string">
            <text:p text:style-name="P38">ck_cursor_<text:span text:style-name="T11">down</text:span><text:span text:style-name="T14">_l</text:span>()</text:p>
          </table:table-cell>
          <table:table-cell table:style-name="Table1.A2" office:value-type="string">
            <text:p text:style-name="P25">function</text:p>
          </table:table-cell>
          <table:table-cell table:style-name="Table1.A2" office:value-type="string">
            <text:p text:style-name="P24">Macro: #define ck_cursor_<text:span text:style-name="T11">down</text:span><text:span text:style-name="T14">_l</text:span>(amount)</text:p>
          </table:table-cell>
          <table:table-cell table:style-name="Table1.A2" office:value-type="string">
            <text:p text:style-name="P25">Both</text:p>
          </table:table-cell>
          <table:table-cell table:style-name="Table1.E2" office:value-type="string">
            <text:p text:style-name="P17">Equivalent of ck_<text:span text:style-name="T13">cursor_</text:span><text:span text:style-name="T14">down</text:span>(), but preferable to that if the arguments will be literals, due to less overhead.</text:p>
          </table:table-cell>
        </table:table-row>
        <table:table-row>
          <table:table-cell table:style-name="Table1.A2" office:value-type="string">
            <text:p text:style-name="P38">ck_cursor_<text:span text:style-name="T11">left</text:span><text:span text:style-name="T14">_l</text:span>()</text:p>
          </table:table-cell>
          <table:table-cell table:style-name="Table1.A2" office:value-type="string">
            <text:p text:style-name="P25">function</text:p>
          </table:table-cell>
          <table:table-cell table:style-name="Table1.A2" office:value-type="string">
            <text:p text:style-name="P24">Macro: #define ck_cursor_<text:span text:style-name="T11">left</text:span><text:span text:style-name="T14">_l</text:span>(amount)</text:p>
          </table:table-cell>
          <table:table-cell table:style-name="Table1.A2" office:value-type="string">
            <text:p text:style-name="P25">Both</text:p>
          </table:table-cell>
          <table:table-cell table:style-name="Table1.E2" office:value-type="string">
            <text:p text:style-name="P17">Equivalent of ck_<text:span text:style-name="T13">cursor_</text:span><text:span text:style-name="T14">left</text:span>(), but preferable to that if the arguments will be literals, due to less overhead.</text:p>
          </table:table-cell>
        </table:table-row>
        <table:table-row>
          <table:table-cell table:style-name="Table1.A2" office:value-type="string">
            <text:p text:style-name="P38">ck_cursor_<text:span text:style-name="T11">right</text:span><text:span text:style-name="T14">_l</text:span>()</text:p>
          </table:table-cell>
          <table:table-cell table:style-name="Table1.A2" office:value-type="string">
            <text:p text:style-name="P25">function</text:p>
          </table:table-cell>
          <table:table-cell table:style-name="Table1.A2" office:value-type="string">
            <text:p text:style-name="P24">Macro: #define ck_cursor_<text:span text:style-name="T11">right</text:span><text:span text:style-name="T14">_l</text:span><text:span text:style-name="T11">(</text:span>amount)</text:p>
          </table:table-cell>
          <table:table-cell table:style-name="Table1.A2" office:value-type="string">
            <text:p text:style-name="P25">Both</text:p>
          </table:table-cell>
          <table:table-cell table:style-name="Table1.E2" office:value-type="string">
            <text:p text:style-name="P17">Equivalent of ck_<text:span text:style-name="T13">cursor_</text:span><text:span text:style-name="T14">right</text:span>(), but preferable to that if the arguments will be literals, due to less overhead.</text:p>
          </table:table-cell>
        </table:table-row>
        <table:table-row>
          <table:table-cell table:style-name="Table1.A2" office:value-type="string">
            <text:p text:style-name="P42">ck_print()</text:p>
          </table:table-cell>
          <table:table-cell table:style-name="Table1.A2" office:value-type="string">
            <text:p text:style-name="P25">function</text:p>
          </table:table-cell>
          <table:table-cell table:style-name="Table1.A2" office:value-type="string">
            <text:p text:style-name="P28">Function: void ck_print(char *buffer)</text:p>
          </table:table-cell>
          <table:table-cell table:style-name="Table1.A2" office:value-type="string">
            <text:p text:style-name="P28">Both</text:p>
          </table:table-cell>
          <table:table-cell table:style-name="Table1.E2" office:value-type="string">
            <text:p text:style-name="P28">Allows the writing of a string to the CK_SCREEN_BUFFER, so that it may be sent to stdout when ck_flip() is eventually called.</text:p>
          </table:table-cell>
        </table:table-row>
        <table:table-row>
          <table:table-cell table:style-name="Table1.A2" office:value-type="string">
            <text:p text:style-name="P42">ck_flip()</text:p>
          </table:table-cell>
          <table:table-cell table:style-name="Table1.A2" office:value-type="string">
            <text:p text:style-name="P28">function</text:p>
          </table:table-cell>
          <table:table-cell table:style-name="Table1.A2" office:value-type="string">
            <text:p text:style-name="P28">Function: void ck_flip(void)</text:p>
          </table:table-cell>
          <table:table-cell table:style-name="Table1.A2" office:value-type="string">
            <text:p text:style-name="P28">Both</text:p>
          </table:table-cell>
          <table:table-cell table:style-name="Table1.E2" office:value-type="string">
            <text:p text:style-name="P28">Print the contents of the CK_SCREEN_BUFFER, starting at (0, 0) on the console, and subsequently clear it.</text:p>
          </table:table-cell>
        </table:table-row>
        <table:table-row>
          <table:table-cell table:style-name="Table1.A2" office:value-type="string">
            <text:p text:style-name="P43">getch()</text:p>
          </table:table-cell>
          <table:table-cell table:style-name="Table1.A2" office:value-type="string">
            <text:p text:style-name="P29">function</text:p>
          </table:table-cell>
          <table:table-cell table:style-name="Table1.A2" office:value-type="string">
            <text:p text:style-name="P29">Function: char getch(void)</text:p>
          </table:table-cell>
          <table:table-cell table:style-name="Table1.A2" office:value-type="string">
            <text:p text:style-name="P29">Both</text:p>
          </table:table-cell>
          <table:table-cell table:style-name="Table1.E2" office:value-type="string">
            <text:p text:style-name="P29">Get 1 character of input without printing the character to the console when it is typed-out, or waiting for a newline to return.</text:p>
          </table:table-cell>
        </table:table-row>
        <table:table-row>
          <table:table-cell table:style-name="Table1.A2" office:value-type="string">
            <text:p text:style-name="P43">kbhit()</text:p>
          </table:table-cell>
          <table:table-cell table:style-name="Table1.A2" office:value-type="string">
            <text:p text:style-name="P29">function</text:p>
          </table:table-cell>
          <table:table-cell table:style-name="Table1.A2" office:value-type="string">
            <text:p text:style-name="P29">Function: _Bool kbhit(void)</text:p>
          </table:table-cell>
          <table:table-cell table:style-name="Table1.A2" office:value-type="string">
            <text:p text:style-name="P29">Both</text:p>
          </table:table-cell>
          <table:table-cell table:style-name="Table1.E2" office:value-type="string">
            <text:p text:style-name="P29">Returns whether there is any input on stdin.</text:p>
          </table:table-cell>
        </table:table-row>
      </table:table>
      <text:p text:style-name="P44"><text:soft-page-break/>Pseudocode</text:p>
      <text:p text:style-name="P44"/>
      <text:p text:style-name="P45">Initial Definitions</text:p>
      <text:p text:style-name="P44"/>
      <text:p text:style-name="P73">&gt;&gt; Type definition of ck_console_size</text:p>
      <text:p text:style-name="P44"/>
      <text:p text:style-name="P46">structure ck_console_size</text:p>
      <text:p text:style-name="P46"><text:tab/>width is integer</text:p>
      <text:p text:style-name="P46"><text:tab/>height is integer</text:p>
      <text:p text:style-name="P46"><text:tab/>has_changed is boolean</text:p>
      <text:p text:style-name="P46">end structure</text:p>
      <text:p text:style-name="P67"/>
      <text:p text:style-name="P73">&gt;&gt; Definition (and initialisation of some) globals</text:p>
      <text:p text:style-name="P67"/>
      <text:p text:style-name="P46">if on_windows then</text:p>
      <text:p text:style-name="P46"><text:tab/>CK_STD_OUTPUT_HANDLE is HANDLE</text:p>
      <text:p text:style-name="P46"><text:tab/>CK_CONSOLE_MODE is DWORD</text:p>
      <text:p text:style-name="P46">else if on_unix then</text:p>
      <text:p text:style-name="P46"><text:tab/>CK_CONSOLE_SETTS is structure termios</text:p>
      <text:p text:style-name="P46"><text:tab/>CK_CONSOLE_ORIG_SETTS is structure termios</text:p>
      <text:p text:style-name="P46">else</text:p>
      <text:p text:style-name="P46"><text:tab/>raise_error_during_compilation()</text:p>
      <text:p text:style-name="P46">end if</text:p>
      <text:p text:style-name="P46"/>
      <text:p text:style-name="P46">CK_ALLOC_SIZE is integer</text:p>
      <text:p text:style-name="P46"/>
      <text:p text:style-name="P46">CK_SCREEN_BUFFER_SIZE is integer</text:p>
      <text:p text:style-name="P46">CK_SCREEN_BUFFER_END is integer</text:p>
      <text:p text:style-name="P46">CK_SCREEN_BUFFER is string</text:p>
      <text:p text:style-name="P46"/>
      <text:p text:style-name="P46">CK_SEQUENCE_BUFFER is string</text:p>
      <text:p text:style-name="P46"/>
      <text:p text:style-name="P46">CK_ALLOC_SIZE = 100</text:p>
      <text:p text:style-name="P67"/>
      <text:p text:style-name="P68">Function Definitions with Implementation-Specific Constructs</text:p>
      <text:p text:style-name="P67"/>
      <text:p text:style-name="P73">&gt;&gt; Definition of ck_init()</text:p>
      <text:p text:style-name="P67"/>
      <text:p text:style-name="P46">function ck_init()</text:p>
      <text:p text:style-name="P46"><text:tab/>if on_windows then</text:p>
      <text:p text:style-name="P46"><text:tab/><text:tab/>CK_STD_OUTPUT_HANDLE = standard_output_handle_of_current_environment()</text:p>
      <text:p text:style-name="P46"><text:tab/><text:tab/>CK_CONSOLE_MODE = mode_of(CK_STD_OUTPUT_HANDLE)</text:p>
      <text:p text:style-name="P46"><text:tab/><text:tab/>set_<text:span text:style-name="T20">mode</text:span>_<text:span text:style-name="T20">for</text:span>_current_environment(</text:p>
      <text:p text:style-name="P46"><text:tab/><text:tab/><text:tab/>enable_ansi_escape_codes(CK_CONSOLE_MODE))</text:p>
      <text:p text:style-name="P46"><text:tab/>else if on_unix then</text:p>
      <text:p text:style-name="P46"><text:tab/><text:tab/>CK_CONSOLE_ORIG_SETTS = current_console_settings()</text:p>
      <text:p text:style-name="P46"><text:tab/><text:tab/>CK_CONSOLE_SETTS =</text:p>
      <text:p text:style-name="P46"><text:tab/><text:tab/><text:tab/>buffering_and_input_echoing_disabled(CK_CONSOLE_ORIG_SETTS)</text:p>
      <text:p text:style-name="P46"><text:tab/>end if</text:p>
      <text:p text:style-name="P46"/>
      <text:p text:style-name="P46"><text:tab/>CK_SCREEN_BUFFER = string_of_size(CK_ALLOC_SIZE)</text:p>
      <text:p text:style-name="P46"><text:tab/>CK_SCREEN_BUFFER_END = 0</text:p>
      <text:p text:style-name="P46"><text:tab/>CK_SCREEN_BUFFER_SIZE = CK_ALLOC_SIZE</text:p>
      <text:p text:style-name="P46"/>
      <text:p text:style-name="P46"><text:tab/>CK_SEQUENCE_BUFFER = string_of_size(maximum_escape_sequence_length())</text:p>
      <text:p text:style-name="P46">end function</text:p>
      <text:p text:style-name="P46"/>
      <text:p text:style-name="P73">&gt;&gt; Definition of ck_end()</text:p>
      <text:p text:style-name="P46"/>
      <text:p text:style-name="P46">function ck_end()</text:p>
      <text:p text:style-name="P46"><text:tab/>if on_windows then</text:p>
      <text:p text:style-name="P47"><text:soft-page-break/><text:tab/><text:tab/>set_<text:span text:style-name="T20">mode</text:span>_<text:span text:style-name="T20">for</text:span>_current_enviro<text:span text:style-name="T20">nment(</text:span>CK_CONSOLE_MODE)</text:p>
      <text:p text:style-name="P47"><text:tab/><text:span text:style-name="T20">end if</text:span></text:p>
      <text:p text:style-name="P47"/>
      <text:p text:style-name="P47"><text:tab/><text:span text:style-name="T20">free_memory(CK_SCREEN_BUFFER)</text:span></text:p>
      <text:p text:style-name="P47"><text:tab/><text:span text:style-name="T20">free_memory(CK_SEQUENCE_BUFFER)</text:span></text:p>
      <text:p text:style-name="P46">end function</text:p>
      <text:p text:style-name="P46"/>
      <text:p text:style-name="P73">&gt;&gt; Definition of getch() and kbhit()</text:p>
      <text:p text:style-name="P46"/>
      <text:p text:style-name="P48">if on_windows then</text:p>
      <text:p text:style-name="P48"><text:tab/>put_contents_of_file_here(“conio.h”)</text:p>
      <text:p text:style-name="P48">else if on_unix then</text:p>
      <text:p text:style-name="P48"><text:tab/>function getch()</text:p>
      <text:p text:style-name="P48"><text:tab/><text:tab/>ret is character</text:p>
      <text:p text:style-name="P48"/>
      <text:p text:style-name="P48"><text:tab/><text:tab/>set_current_console_settings(CK_CONSOLE_SETTS)</text:p>
      <text:p text:style-name="P48"/>
      <text:p text:style-name="P48"><text:tab/><text:tab/>input ret</text:p>
      <text:p text:style-name="P48"/>
      <text:p text:style-name="P48"><text:tab/><text:tab/>set_current_console_settings(CK_CONSOLE_ORIG_SETTS)</text:p>
      <text:p text:style-name="P48"/>
      <text:p text:style-name="P48"><text:tab/><text:tab/>return ret</text:p>
      <text:p text:style-name="P48"><text:tab/>end function</text:p>
      <text:p text:style-name="P48"/>
      <text:p text:style-name="P48"><text:tab/>function kbhit()</text:p>
      <text:p text:style-name="P48"><text:tab/><text:tab/><text:span text:style-name="T21">pollResults is structure poll</text:span></text:p>
      <text:p text:style-name="P48"><text:tab/><text:tab/></text:p>
      <text:p text:style-name="P49"><text:tab/><text:tab/>set_current_console_settings(CK_CONSOLE_SETTS)</text:p>
      <text:p text:style-name="P49"/>
      <text:p text:style-name="P49"><text:tab/><text:tab/>pollResults = poll(standard_input_stream)</text:p>
      <text:p text:style-name="P49"/>
      <text:p text:style-name="P49"><text:tab/><text:tab/>set_current_console_settings(CK_CONSOLE_ORIG_SETTS)</text:p>
      <text:p text:style-name="P49"/>
      <text:p text:style-name="P49"><text:tab/><text:tab/><text:span text:style-name="T22">return bit_mask(pollResults, input_was_found)</text:span></text:p>
      <text:p text:style-name="P48"><text:tab/>end function</text:p>
      <text:p text:style-name="P48">end if</text:p>
      <text:p text:style-name="P48"/>
      <text:p text:style-name="P74">&gt;&gt; <text:span text:style-name="T35">Definition of ck_current_console_size()</text:span></text:p>
      <text:p text:style-name="P48"/>
      <text:p text:style-name="P50">function ck_current_console_size()</text:p>
      <text:p text:style-name="P50"><text:tab/><text:span text:style-name="T23">knownSize is variable_with_value_preserved_between_function_calls of_type structure ck_console_size</text:span></text:p>
      <text:p text:style-name="P50"><text:tab/><text:span text:style-name="T24">newWidth is integer</text:span></text:p>
      <text:p text:style-name="P50"><text:tab/><text:span text:style-name="T24">newHeight is integer</text:span></text:p>
      <text:p text:style-name="P50"/>
      <text:p text:style-name="P50"><text:tab/><text:span text:style-name="T25">run_section_when_it_is_the_first_call_to_the_function</text:span></text:p>
      <text:p text:style-name="P50"><text:tab/><text:tab/><text:span text:style-name="T25">knownSize.has_changed = false</text:span></text:p>
      <text:p text:style-name="P50"><text:tab/><text:tab/><text:span text:style-name="T25">knownSize.width = 0</text:span></text:p>
      <text:p text:style-name="P50"><text:tab/><text:tab/><text:span text:style-name="T25">knownSize.height = 0</text:span></text:p>
      <text:p text:style-name="P52"><text:tab/><text:span text:style-name="T25">end run_section_when_it_is_the_first_call_to_the_function</text:span></text:p>
      <text:p text:style-name="P50"/>
      <text:p text:style-name="P50"><text:tab/><text:span text:style-name="T24">if on_windows then</text:span></text:p>
      <text:p text:style-name="P51"><text:tab/><text:tab/><text:span text:style-name="T24">newWidth = screen_info(CK_STD_OUTPUT_HANDLE).right – <text:tab/><text:tab/><text:tab/><text:tab/> <text:s text:c="20"/>screen_info(CK_STD_OUTPUT_HANDLE).left +</text:span></text:p>
      <text:p text:style-name="P51"><text:span text:style-name="T24"><text:tab/><text:tab/> <text:s text:c="20"/>1</text:span></text:p>
      <text:p text:style-name="P51"><text:tab/><text:tab/><text:span text:style-name="T24">newHeight = screen_info(CK_STD_OUTPUT_HANDLE).bottom -</text:span></text:p>
      <text:p text:style-name="P51"><text:tab/><text:tab/> <text:s text:c="21"/><text:span text:style-name="T24">screen_info(C</text:span><text:span text:style-name="T26">K</text:span><text:span text:style-name="T24">_STD_OUTPUT_HANDLE).top +</text:span></text:p>
      <text:p text:style-name="P51"><text:tab/><text:tab/> <text:s text:c="21"/><text:span text:style-name="T24">1</text:span></text:p>
      <text:p text:style-name="P51"><text:tab/><text:span text:style-name="T25">else if on_unix then</text:span></text:p>
      <text:p text:style-name="P51"><text:tab/><text:tab/><text:span text:style-name="T25">newWidth = screen_info().width</text:span></text:p>
      <text:p text:style-name="P51"><text:tab/><text:tab/><text:span text:style-name="T25">newHeight = screen_info().height</text:span></text:p>
      <text:p text:style-name="P51"><text:tab/><text:span text:style-name="T25">end if</text:span></text:p>
      <text:p text:style-name="P51"/>
      <text:p text:style-name="P52"><text:soft-page-break/><text:tab/><text:span text:style-name="T25">knownSize.has_changed = newWidth != knownSize.width or</text:span></text:p>
      <text:p text:style-name="P52"><text:span text:style-name="T25"><text:tab/><text:tab/> <text:s text:c="20"/>newHeight != knownSize.height</text:span></text:p>
      <text:p text:style-name="P52"/>
      <text:p text:style-name="P52"><text:tab/><text:span text:style-name="T25">if knownSize.has_changed then</text:span></text:p>
      <text:p text:style-name="P52"><text:tab/><text:tab/><text:span text:style-name="T26">knownSize.width = newWidth</text:span></text:p>
      <text:p text:style-name="P52"><text:tab/><text:tab/><text:span text:style-name="T26">knownSize.height = newHeight</text:span></text:p>
      <text:p text:style-name="P52"><text:tab/><text:span text:style-name="T26">end if</text:span></text:p>
      <text:p text:style-name="P52"/>
      <text:p text:style-name="P52"><text:tab/><text:span text:style-name="T26">return knownSize</text:span></text:p>
      <text:p text:style-name="P50">end function</text:p>
      <text:p text:style-name="P50"/>
      <text:p text:style-name="P74">&gt;&gt; <text:span text:style-name="T35">Definition of sleep()</text:span></text:p>
      <text:p text:style-name="P50"/>
      <text:p text:style-name="P53">if on_windows then</text:p>
      <text:p text:style-name="P53"><text:tab/>function sleep(milliseconds is integer)</text:p>
      <text:p text:style-name="P53"><text:tab/><text:tab/>Sleep(milliseconds)</text:p>
      <text:p text:style-name="P53"><text:tab/>end function</text:p>
      <text:p text:style-name="P53">else if on_unix then</text:p>
      <text:p text:style-name="P53"><text:tab/>function sleep(milliseconds is integer)</text:p>
      <text:p text:style-name="P53"><text:tab/><text:tab/>usleep(milliseconds * 1000)</text:p>
      <text:p text:style-name="P53"><text:tab/>end function</text:p>
      <text:p text:style-name="P53">end if</text:p>
      <text:p text:style-name="P53"/>
      <text:p text:style-name="P69">Functions that are Defined the Same on Both Platforms</text:p>
      <text:p text:style-name="P69"/>
      <text:p text:style-name="P70">Non-<text:span text:style-name="T29">L</text:span>iteral-Argument Sequence-Generation Functions</text:p>
      <text:p text:style-name="P70"/>
      <text:p text:style-name="P74">&gt;&gt; <text:span text:style-name="T35">Definitions of rgb functions</text:span></text:p>
      <text:p text:style-name="P70"/>
      <text:p text:style-name="P54">function ck_rgb(bg_or_fg is integer,</text:p>
      <text:p text:style-name="P54"><text:tab/> <text:s text:c="3"/>r is integer,</text:p>
      <text:p text:style-name="P54"><text:tab/> <text:s text:c="3"/>g is integer,</text:p>
      <text:p text:style-name="P54"><text:tab/> <text:s text:c="3"/>b is integer)</text:p>
      <text:p text:style-name="P53"/>
      <text:p text:style-name="P53"><text:tab/><text:span text:style-name="T27">CK_SEQUENCE_BUFFER = “\033[{bg_or_fg};2;{r};{g};{b}m”</text:span></text:p>
      <text:p text:style-name="P53"/>
      <text:p text:style-name="P53"><text:tab/><text:span text:style-name="T27">return CK_SEQUENCE_BUFFER</text:span></text:p>
      <text:p text:style-name="P54">end function</text:p>
      <text:p text:style-name="P54"/>
      <text:p text:style-name="P55">function ck_bg_rgb(r is integer,</text:p>
      <text:p text:style-name="P55"><text:tab/> <text:s text:c="9"/>g is integer,</text:p>
      <text:p text:style-name="P55"><text:tab/> <text:s text:c="9"/>b is integer)</text:p>
      <text:p text:style-name="P55"><text:tab/>return ck_rgb(48, r, g, b)</text:p>
      <text:p text:style-name="P55">end function</text:p>
      <text:p text:style-name="P55"/>
      <text:p text:style-name="P55">function ck_fg_rgb(r is integer,</text:p>
      <text:p text:style-name="P55"><text:tab/> <text:s text:c="8"/>g is integer,</text:p>
      <text:p text:style-name="P55"><text:tab/> <text:s text:c="8"/>b is integer)</text:p>
      <text:p text:style-name="P55"><text:tab/>return ck_rgb(38, r, g, b)</text:p>
      <text:p text:style-name="P56">end function</text:p>
      <text:p text:style-name="P56"/>
      <text:p text:style-name="P74">&gt;&gt; <text:span text:style-name="T35">Definitions of cursor-movement functions</text:span></text:p>
      <text:p text:style-name="P56"/>
      <text:p text:style-name="P57">function ck_cursor_goto(x is integer, y is integer)</text:p>
      <text:p text:style-name="P57"><text:tab/>CK_SEQUENCE_BUFFER = “\033[{y};{x}H”</text:p>
      <text:p text:style-name="P57"/>
      <text:p text:style-name="P57"><text:tab/>return CK_SEQUENCE_BUFFER</text:p>
      <text:p text:style-name="P57">end function</text:p>
      <text:p text:style-name="P57"/>
      <text:p text:style-name="P57">function ck_cursor_move(direction is character, amount is integer)</text:p>
      <text:p text:style-name="P57"><text:tab/><text:span text:style-name="T28">CK_SEQUENCE_BUFFER = “\033[{amount}{direction}”</text:span></text:p>
      <text:p text:style-name="P57"><text:soft-page-break/></text:p>
      <text:p text:style-name="P57"><text:tab/><text:span text:style-name="T28">return CK_SEQUENCE_BUFFER</text:span></text:p>
      <text:p text:style-name="P57">end function</text:p>
      <text:p text:style-name="P57"/>
      <text:p text:style-name="P58">function ck_cursor_up(amount is integer)</text:p>
      <text:p text:style-name="P58"><text:tab/>return ck_cursor_move(‘A’, amount)</text:p>
      <text:p text:style-name="P58">end function</text:p>
      <text:p text:style-name="P58"/>
      <text:p text:style-name="P58">function ck_cursor_down(amount is integer)</text:p>
      <text:p text:style-name="P58"><text:tab/>return ck_cursor_move(‘B’, amount)</text:p>
      <text:p text:style-name="P58">end function</text:p>
      <text:p text:style-name="P58"/>
      <text:p text:style-name="P58">function ck_cursor_left(amount is integer)</text:p>
      <text:p text:style-name="P58"><text:tab/>return ck_cursor_move(‘D’, amount)</text:p>
      <text:p text:style-name="P58">end function</text:p>
      <text:p text:style-name="P58"/>
      <text:p text:style-name="P58">function ck_cursor_right(amount is integer)</text:p>
      <text:p text:style-name="P58"><text:tab/>return ck_cursor_move(‘C’, amount)</text:p>
      <text:p text:style-name="P58">end function</text:p>
      <text:p text:style-name="P58"/>
      <text:p text:style-name="P71"><text:span text:style-name="T29">L</text:span>iteral-Argument Sequence-Generation Functions</text:p>
      <text:p text:style-name="P71"/>
      <text:p text:style-name="P74">&gt;&gt; <text:span text:style-name="T35">Definitions of rgb functions</text:span></text:p>
      <text:p text:style-name="P71"/>
      <text:p text:style-name="P61">function ck_bg_rgb_l(r is literal, g is literal, b is literal)</text:p>
      <text:p text:style-name="P61"><text:tab/><text:span text:style-name="T30">return compile_time_string(“\033[48;2;{r};{g};{b}m”)</text:span></text:p>
      <text:p text:style-name="P63">end function</text:p>
      <text:p text:style-name="P63"/>
      <text:p text:style-name="P62">function ck_<text:span text:style-name="T30">fg</text:span>_rgb_l(r is literal, g is literal, b is literal)</text:p>
      <text:p text:style-name="P62"><text:tab/><text:span text:style-name="T30">return compile_time_string(“\033[38;2;{r};{g};{b}m”)</text:span></text:p>
      <text:p text:style-name="P63">end function</text:p>
      <text:p text:style-name="P63"/>
      <text:p text:style-name="P74">&gt;&gt; <text:span text:style-name="T35">Definitions of cursor-movement functions</text:span></text:p>
      <text:p text:style-name="P63"/>
      <text:p text:style-name="P64">function ck_cursor_goto_l(x is literal, y is literal)</text:p>
      <text:p text:style-name="P64"><text:tab/>return compile_time_string(“\033[{y};{x}H”)</text:p>
      <text:p text:style-name="P65">end function</text:p>
      <text:p text:style-name="P65"/>
      <text:p text:style-name="P65">function ck_cursor_<text:span text:style-name="T31">up</text:span>_l(amount is literal)</text:p>
      <text:p text:style-name="P65"><text:tab/>return compile_time_string(“\033[{amount}A”)</text:p>
      <text:p text:style-name="P65">end function</text:p>
      <text:p text:style-name="P65"/>
      <text:p text:style-name="P66">function ck_cursor_<text:span text:style-name="T31">down</text:span>_l(amount is literal)</text:p>
      <text:p text:style-name="P66"><text:tab/>return compile_time_string(“\033[{amount}<text:span text:style-name="T31">B</text:span>”)</text:p>
      <text:p text:style-name="P66">end function</text:p>
      <text:p text:style-name="P66"/>
      <text:p text:style-name="P66">function ck_cursor_<text:span text:style-name="T31">left</text:span>_l(amount is literal)</text:p>
      <text:p text:style-name="P66"><text:tab/>return compile_time_string(“\033[{amount}<text:span text:style-name="T31">D</text:span>”)</text:p>
      <text:p text:style-name="P66">end function</text:p>
      <text:p text:style-name="P66"/>
      <text:p text:style-name="P66">function ck_cursor_<text:span text:style-name="T31">right</text:span>_l(amount is literal)</text:p>
      <text:p text:style-name="P66"><text:tab/>return compile_time_string(“\033[{amount}<text:span text:style-name="T31">C</text:span>”)</text:p>
      <text:p text:style-name="P66">end function</text:p>
      <text:p text:style-name="P66"/>
      <text:p text:style-name="P72">Functions <text:span text:style-name="T32">Concerning</text:span> the Screen Buffer</text:p>
      <text:p text:style-name="P72"/>
      <text:p text:style-name="P75">&gt;&gt; <text:span text:style-name="T36">Definition of ck_print()</text:span></text:p>
      <text:p text:style-name="P72"/>
      <text:p text:style-name="P59">function ck_print(buffer is string)</text:p>
      <text:p text:style-name="P59"><text:tab/>while CK_SCREEN_BUFFER_END + buffer.length + 1 &gt; CK_SCREEN_BUFFER_SIZE</text:p>
      <text:p text:style-name="P59"><text:tab/><text:tab/>CK_SCREEN_BUFFER_SIZE = CK_SCREEN_BUFFER_SIZE + CK_ALLOC_SIZE</text:p>
      <text:p text:style-name="P59"><text:soft-page-break/><text:tab/>end while</text:p>
      <text:p text:style-name="P59"><text:tab/></text:p>
      <text:p text:style-name="P59"><text:tab/>CK_SCREEN_BUFFER_END = CK_SCREEN_BUFFER_END + buffer.length + 1</text:p>
      <text:p text:style-name="P59"/>
      <text:p text:style-name="P59"><text:tab/><text:span text:style-name="T33">CK_SCREEN_BUFFER = string_of_changed_size(CK_SCREEN_BUFFER_SIZE)</text:span></text:p>
      <text:p text:style-name="P59"/>
      <text:p text:style-name="P59"><text:tab/><text:span text:style-name="T33">CK_SCREEN_BUFFER = CK_SCREEN_BUFFER + buffer</text:span></text:p>
      <text:p text:style-name="P59">end function</text:p>
      <text:p text:style-name="P59"/>
      <text:p text:style-name="P75">&gt;&gt; <text:span text:style-name="T36">Definition of ck_flip()</text:span></text:p>
      <text:p text:style-name="P59"/>
      <text:p text:style-name="P60">function ck_flip()</text:p>
      <text:p text:style-name="P60"><text:span text:style-name="T34"><text:tab/>output “\033[H”, CK_SCREEN_BUFFER</text:span></text:p>
      <text:p text:style-name="P60"/>
      <text:p text:style-name="P60"><text:tab/><text:span text:style-name="T34">clear_string(CK_SCREEN_BUFFER)</text:span></text:p>
      <text:p text:style-name="P60"><text:tab/><text:span text:style-name="T34">CK_SCREEN_BUFFER_END = 0</text:span></text:p>
      <text:p text:style-name="P60">end functio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10-05T10:03:35.903000000</dc:date>
    <meta:editing-duration>PT1H25M12S</meta:editing-duration>
    <meta:editing-cycles>41</meta:editing-cycles>
    <meta:generator>LibreOffice/7.4.2.3$Windows_X86_64 LibreOffice_project/382eef1f22670f7f4118c8c2dd222ec7ad009daf</meta:generator>
    <meta:document-statistic meta:table-count="1" meta:image-count="0" meta:object-count="0" meta:page-count="7" meta:paragraph-count="375" meta:word-count="1602" meta:character-count="13235" meta:non-whitespace-character-count="11673"/>
  </office:meta>
</office:document-meta>
</file>